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8E4000008A0A9D8C2A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4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4.305cm" svg:height="2.149cm" svg:x="8.118cm" svg:y="5.904cm">
          <text:p text:style-name="P1">Extract</text:p>
        </draw:ellipse>
        <draw:rect draw:style-name="gr2" draw:text-style-name="P1" draw:layer="layout" svg:width="4.573cm" svg:height="2.342cm" svg:x="7.975cm" svg:y="9.378cm">
          <text:p text:style-name="P2">calls</text:p>
        </draw:rect>
        <draw:ellipse draw:style-name="gr3" draw:text-style-name="P1" draw:id="id1" draw:layer="layout" svg:width="3.755cm" svg:height="2.417cm" svg:x="15.105cm" svg:y="9.415cm">
          <text:p text:style-name="P2">Analyze</text:p>
        </draw:ellipse>
        <draw:connector draw:style-name="gr4" draw:text-style-name="P3" draw:layer="layout" draw:type="curve" draw:line-skew="0.501cm" svg:x1="11.965cm" svg:y1="12.052cm" svg:x2="16.982cm" svg:y2="11.832cm" draw:end-shape="id1" draw:end-glue-point="2" svg:d="m11965 12052c0 1621 5017 1731 5017-220">
          <text:p/>
        </draw:connector>
        <draw:connector draw:style-name="gr4" draw:text-style-name="P3" draw:layer="layout" draw:type="curve" draw:line-skew="-0.997cm" svg:x1="16.982cm" svg:y1="9.415cm" svg:x2="11.706cm" svg:y2="9.158cm" draw:start-shape="id1" draw:start-glue-point="0" svg:d="m16982 9415c0-2245-5276-2117-5276-257">
          <text:p/>
        </draw:connector>
        <draw:ellipse draw:style-name="gr1" draw:text-style-name="P1" draw:layer="layout" svg:width="3.755cm" svg:height="2.417cm" svg:x="8.384cm" svg:y="13.125cm">
          <text:p text:style-name="P2">Synthesize</text:p>
        </draw:ellipse>
        <draw:rect draw:style-name="gr5" draw:text-style-name="P1" draw:layer="layout" svg:width="5.28cm" svg:height="1.562cm" svg:x="7.636cm" svg:y="16.878cm">
          <text:p text:style-name="P2">textual report</text:p>
        </draw:rect>
        <draw:line draw:style-name="gr4" draw:text-style-name="P3" draw:layer="layout" svg:x1="10.261cm" svg:y1="4.61cm" svg:x2="10.261cm" svg:y2="5.837cm">
          <text:p/>
        </draw:line>
        <draw:line draw:style-name="gr4" draw:text-style-name="P3" draw:layer="layout" svg:x1="10.261cm" svg:y1="8.182cm" svg:x2="10.261cm" svg:y2="9.409cm">
          <text:p/>
        </draw:line>
        <draw:line draw:style-name="gr4" draw:text-style-name="P3" draw:layer="layout" svg:x1="10.261cm" svg:y1="11.711cm" svg:x2="10.261cm" svg:y2="13.093cm">
          <text:p/>
        </draw:line>
        <draw:line draw:style-name="gr4" draw:text-style-name="P3" draw:layer="layout" svg:x1="10.261cm" svg:y1="15.623cm" svg:x2="10.261cm" svg:y2="16.85cm">
          <text:p/>
        </draw:line>
        <draw:frame draw:style-name="gr6" draw:text-style-name="P3" draw:layer="layout" svg:width="4.496cm" svg:height="4.343cm" svg:x="8.064cm" svg:y="0.635cm">
          <draw:image xlink:href="Pictures/10000000000008E4000008A0A9D8C2A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creation-date>2003-11-20T08:45:33</meta:creation-date>
    <dc:date>2009-04-17T15:27:39</dc:date>
    <dc:language>en-US</dc:language>
    <meta:editing-cycles>8</meta:editing-cycles>
    <meta:editing-duration>PT00H55M58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